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5b73"/>
    </style:style>
    <style:style style:name="T1" style:family="text">
      <style:text-properties officeooo:rsid="00028b4b"/>
    </style:style>
    <style:style style:name="T2" style:family="text">
      <style:text-properties officeooo:rsid="0002d548"/>
    </style:style>
    <style:style style:name="T3" style:family="text">
      <style:text-properties officeooo:rsid="0004b45f"/>
    </style:style>
    <style:style style:name="T4" style:family="text">
      <style:text-properties officeooo:rsid="0006a6c7"/>
    </style:style>
    <style:style style:name="T5" style:family="text">
      <style:text-properties officeooo:rsid="00073caa"/>
    </style:style>
    <style:style style:name="T6" style:family="text">
      <style:text-properties officeooo:rsid="0008ee0b"/>
    </style:style>
    <style:style style:name="T7" style:family="text">
      <style:text-properties officeooo:rsid="000a1112"/>
    </style:style>
    <style:style style:name="T8" style:family="text">
      <style:text-properties officeooo:rsid="000af10b"/>
    </style:style>
    <style:style style:name="T9" style:family="text">
      <style:text-properties officeooo:rsid="000c0293"/>
    </style:style>
    <style:style style:name="T10" style:family="text">
      <style:text-properties officeooo:rsid="000db23c"/>
    </style:style>
    <style:style style:name="T11" style:family="text">
      <style:text-properties officeooo:rsid="00115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Planung → Entwicklung → Betrieb → Wartung → Abschaltung</text:span></text:p>
      <text:p text:style-name="Standard"/>
      <text:p text:style-name="Standard">--<text:span text:style-name="T1">Planung--</text:span></text:p>
      <text:p text:style-name="Standard">→<text:span text:style-name="T1"> Bedarfsermittlung (ob Bedarf an ein neues System besteht)</text:span></text:p>
      <text:p text:style-name="Standard"><text:tab/>→<text:span text:style-name="T2"> Ablösung bestehender Altsysteme</text:span></text:p>
      <text:p text:style-name="P1"><text:tab/><text:tab/>→<text:span text:style-name="T2"> Das Warten eines Systems (Bugs beheben, Funktionalität erweitern) ist <text:tab/><text:tab/><text:tab/><text:tab/>Wirtschaftlich nicht mehr Praktikabel (Wartungsaufwand zu groß).</text:span></text:p>
      <text:p text:style-name="P1"><text:tab/><text:tab/>→<text:span text:style-name="T3"> Entwickler die Kenntnis über das System hatten, haben das Unternehmen</text:span></text:p>
      <text:p text:style-name="P1"><text:tab/><text:tab/><text:tab/><text:span text:style-name="T3">verlassen.</text:span><text:tab/></text:p>
      <text:p text:style-name="P1"><text:tab/>→<text:span text:style-name="T2"> Nachfrage der Fachabteilungen</text:span></text:p>
      <text:p text:style-name="Standard"><text:tab/>→<text:span text:style-name="T2"> Technologische Weiterentwicklung</text:span></text:p>
      <text:p text:style-name="Standard">→<text:span text:style-name="T11">Finanzplanung</text:span></text:p>
      <text:p text:style-name="Standard">→<text:span text:style-name="T11"> Auftragsvergabe</text:span></text:p>
      <text:p text:style-name="Standard"><text:tab/></text:p>
      <text:p text:style-name="Standard">→<text:span text:style-name="T4"> Make-Or-Buy-Entscheidung</text:span></text:p>
      <text:p text:style-name="Standard"><text:tab/></text:p>
      <text:p text:style-name="Standard">→<text:span text:style-name="T4"> Auftragsvergabe </text:span></text:p>
      <text:p text:style-name="Standard"><text:tab/>→<text:span text:style-name="T4"> Anpassung der Standartlösung oder Neuentwicklung an eigene IT-Abteilung oder <text:tab/><text:tab/><text:tab/>externen Dienstleister beauftragen.</text:span></text:p>
      <text:p text:style-name="Standard"/>
      <text:p text:style-name="Standard">--<text:span text:style-name="T5">Entwicklung--</text:span></text:p>
      <text:p text:style-name="Standard">→<text:span text:style-name="T5"> Requierments Engineering und Spezifikation </text:span></text:p>
      <text:p text:style-name="Standard"><text:tab/>→<text:span text:style-name="T5"> Ermittlung fachlicher Anforderungen.</text:span></text:p>
      <text:p text:style-name="Standard"><text:tab/>→<text:span text:style-name="T5"> Alle Stakeholder sind Involviert.</text:span></text:p>
      <text:p text:style-name="Standard"><text:tab/>→<text:span text:style-name="T5"> Geforderten Eigenschaften in Spezifikation Dokumentiert.</text:span></text:p>
      <text:p text:style-name="Standard"/>
      <text:p text:style-name="Standard">→<text:span text:style-name="T5"> Architektur und Implementierung</text:span></text:p>
      <text:p text:style-name="Standard"><text:tab/>→<text:span text:style-name="T5"> Architektur wird auf Basis der Spezifikationen festgelegt.</text:span></text:p>
      <text:p text:style-name="Standard"><text:tab/>→<text:span text:style-name="T5"> Nach Entwicklung der Architekturdefinition, Erstellung des Quellcodes.</text:span></text:p>
      <text:p text:style-name="Standard"><text:tab/></text:p>
      <text:p text:style-name="Standard">→<text:span text:style-name="T5"> Qualitätssicherung </text:span></text:p>
      <text:p text:style-name="Standard"><text:tab/>→<text:span text:style-name="T5"> Testen ob festgelegte Anforderungen erfüllt sind (Spezifikation).</text:span></text:p>
      <text:p text:style-name="Standard"/>
      <text:p text:style-name="Standard">--<text:span text:style-name="T6">Betrieb--</text:span></text:p>
      <text:p text:style-name="Standard">→<text:span text:style-name="T6"> Integration in bestehende Systemlandschaft</text:span></text:p>
      <text:p text:style-name="Standard"/>
      <text:p text:style-name="Standard">→<text:span text:style-name="T6"> Bereitstellung der Ausführungsumgebung</text:span></text:p>
      <text:p text:style-name="Standard"><text:tab/>→<text:span text:style-name="T6"> Die für den Betrieb verantwortlich Abteilung muss eine Infrastruktur für die Anwendung </text:span></text:p>
      <text:p text:style-name="Standard"><text:tab/><text:tab/><text:span text:style-name="T6">bereitstellen. Z.B.: Server, Datenbanken, Betriebssysteme… .</text:span></text:p>
      <text:p text:style-name="Standard"/>
      <text:p text:style-name="Standard">→<text:span text:style-name="T7"> Integration</text:span></text:p>
      <text:p text:style-name="Standard"><text:tab/>→<text:span text:style-name="T7"> Nach Installation in der Ausführungsumgebung, muss das System in die <text:tab/><text:tab/><text:tab/><text:tab/>Anwendungslandschaft (Produktivumgebung) integriert werden.</text:span></text:p>
      <text:p text:style-name="Standard"><text:tab/><text:tab/><text:tab/>→<text:span text:style-name="T7"> Das geschieht durch Anschließen des Systems an andere, durch </text:span></text:p>
      <text:p text:style-name="Standard"><text:tab/><text:tab/><text:tab/><text:tab/><text:span text:style-name="T7">die dafür vorgesehenen Schnittstellen.</text:span></text:p>
      <text:p text:style-name="Standard"/>
      <text:p text:style-name="Standard">→<text:span text:style-name="T8"> Inbetriebnahme </text:span></text:p>
      <text:p text:style-name="Standard"/>
      <text:p text:style-name="Standard">--<text:span text:style-name="T8">Wartung--</text:span></text:p>
      <text:p text:style-name="Standard">→<text:span text:style-name="T8"> Wartung</text:span></text:p>
      <text:p text:style-name="Standard"><text:tab/>→<text:span text:style-name="T8"> Wirtschaftlicheren nutzen von Resourcen, Laufzeit verbessern, Bugs beseitigen.</text:span></text:p>
      <text:p text:style-name="Standard"/>
      <text:p text:style-name="Standard"><text:soft-page-break/>→<text:span text:style-name="T8"> Weiterentwicklung</text:span></text:p>
      <text:p text:style-name="Standard"><text:tab/></text:p>
      <text:p text:style-name="Standard">--<text:span text:style-name="T9">Abschaltung--</text:span></text:p>
      <text:p text:style-name="Standard">→<text:span text:style-name="T9"> Herauslösen aus Anwendungslandschaft</text:span></text:p>
      <text:p text:style-name="Standard"><text:tab/>→<text:span text:style-name="T9"> Abhängigkeiten anderer Anwendungen auf das herauszulösende System </text:span></text:p>
      <text:p text:style-name="Standard"><text:tab/><text:tab/><text:span text:style-name="T9">müssen beseitigt werden.</text:span></text:p>
      <text:p text:style-name="Standard"/>
      <text:p text:style-name="Standard">→<text:span text:style-name="T10"> Migration von Daten</text:span></text:p>
      <text:p text:style-name="Standard"><text:tab/>→<text:span text:style-name="T10"> Übertragung der im alten System gespeicherte Daten in neue Übertra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9:34:18.130952061</meta:creation-date>
    <meta:generator>LibreOffice/6.0.7.3$Linux_X86_64 LibreOffice_project/00m0$Build-3</meta:generator>
    <dc:date>2019-09-02T14:44:06.158474873</dc:date>
    <meta:editing-duration>PT1H18M47S</meta:editing-duration>
    <meta:editing-cycles>11</meta:editing-cycles>
    <meta:document-statistic meta:table-count="0" meta:image-count="0" meta:object-count="0" meta:page-count="2" meta:paragraph-count="48" meta:word-count="243" meta:character-count="1986" meta:non-whitespace-character-count="1736"/>
  </office:meta>
</office:document-meta>
</file>